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PEGSourceInspector.getImageSize( Source source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23">
            <text:p text:style-name="Table_20_Contents">23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JPEGSourceInspector.JPEGSourceInsp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PEGSourceInspector.isImageMimeType( Source 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PEGSourceInspector.isImageFileType( Source sourc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